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nta 4008 Opcode</text:p>
      <text:p text:style-name="P1"/>
      <text:p text:style-name="P1">Willkommen bei der Welt des Fanta 4008 und viel spaß beim erweitern! ;)</text:p>
      <text:p text:style-name="P1"/>
      <text:p text:style-name="P1"/>
      <text:p text:style-name="P1">Der Fanta 4008 ist eine Cpu die ich aus meinem puren Brain gebaut und muss schon sagen das diese Cpu schon ne echte Cpu ist da sie das tut was ne Cpu halt macht und zwar Operationen durchführen allerdings ist das ne einfache Cpu denn ich bin erst 13 und hab noch nicht so ne Erfahrung um richtig gute Cpus zu machen und kann nur einfache Rechnungen durchführen! Aber jetzt zum eigentlichen:</text:p>
      <text:p text:style-name="P1"/>
      <text:p text:style-name="P1"/>
      <text:p text:style-name="P1"/>
      <text:p text:style-name="P1">Opcode:</text:p>
      <text:p text:style-name="P1">0001 – Plus</text:p>
      <text:p text:style-name="P1">0010 – Minus</text:p>
      <text:p text:style-name="P1">0011 – Dividieren</text:p>
      <text:p text:style-name="P1">0100 – Multipliezieren</text:p>
      <text:p text:style-name="P1"/>
      <text:p text:style-name="P1">Progammierung:</text:p>
      <text:p text:style-name="P1">In der ersten und dritten Schnittstelle müssen die Zahlen rein und in der zweiten Schnittstelle muss der Befehl hinein.</text:p>
      <text:p text:style-name="P1"/>
      <text:p text:style-name="P1">Die Zahlen und Befehle werden natürlich binär eingetragen.</text:p>
      <text:p text:style-name="P1"/>
      <text:p text:style-name="P1">Hier ein Beispiel:</text:p>
      <text:p text:style-name="P1"/>
      <text:p text:style-name="P1"><text:soft-page-break/>Zahl1:<text:tab/>Befehl:<text:tab/>Zahl2:</text:p>
      <text:p text:style-name="P1">0011<text:tab/>0001<text:tab/>0001</text:p>
      <text:p text:style-name="P1">3<text:tab/><text:tab/>Plus<text:tab/><text:tab/><text:tab/>1</text:p>
      <text:p text:style-name="P1">0011<text:tab/>0010<text:tab/>0001</text:p>
      <text:p text:style-name="P1">3<text:tab/><text:tab/> Minus<text:tab/><text:tab/>1</text:p>
      <text:p text:style-name="P1">0011<text:tab/>0011<text:tab/>0001</text:p>
      <text:p text:style-name="P1">3<text:tab/><text:tab/>Durch<text:tab/><text:tab/>1</text:p>
      <text:p text:style-name="P1">0011<text:tab/>0100<text:tab/>0001</text:p>
      <text:p text:style-name="P1">3<text:tab/><text:tab/>Mal<text:tab/><text:tab/><text:tab/>1</text:p>
      <text:p text:style-name="P1"/>
      <text:p text:style-name="P1">Eigenschaften der Cpu:</text:p>
      <text:p text:style-name="P1"/>
      <text:p text:style-name="P1">Bitbreite: 4</text:p>
      <text:p text:style-name="P1">Register: 2</text:p>
      <text:p text:style-name="P1">Features: +,-,*,/</text:p>
      <text:p text:style-name="P1">Maximale Programmiergöße: 12 B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nn körber</meta:initial-creator>
    <meta:creation-date>2021-09-13T20:04:36.86</meta:creation-date>
    <dc:date>2021-09-14T14:16:43.02</dc:date>
    <dc:creator>finn körber</dc:creator>
    <meta:editing-duration>PT15M18S</meta:editing-duration>
    <meta:editing-cycles>2</meta:editing-cycles>
    <meta:generator>OpenOffice/4.1.10$Win32 OpenOffice.org_project/4110m2$Build-9807</meta:generator>
    <meta:document-statistic meta:table-count="0" meta:image-count="0" meta:object-count="0" meta:page-count="2" meta:paragraph-count="26" meta:word-count="172" meta:character-count="972"/>
  </office:meta>
</office:document-meta>
</file>